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tyle="italic" officeooo:rsid="000fe464" officeooo:paragraph-rsid="00238007" style:font-style-asian="italic" style:font-style-complex="italic"/>
    </style:style>
    <style:style style:name="P4" style:family="paragraph" style:parent-style-name="Text_20_body">
      <style:paragraph-properties fo:margin-top="0cm" fo:margin-bottom="0cm" loext:contextual-spacing="false"/>
      <style:text-properties fo:font-style="italic" officeooo:rsid="000fe464" officeooo:paragraph-rsid="00216217" style:font-style-asian="italic" style:font-style-complex="italic"/>
    </style:style>
    <style:style style:name="P5" style:family="paragraph" style:parent-style-name="Standard">
      <style:text-properties officeooo:rsid="002aa76e" officeooo:paragraph-rsid="002c0c20"/>
    </style:style>
    <style:style style:name="P6" style:family="paragraph" style:parent-style-name="Standard" style:list-style-name="L1"/>
    <style:style style:name="P7" style:family="paragraph" style:parent-style-name="Standard" style:list-style-name="L1">
      <style:text-properties style:font-name="Liberation Serif" fo:font-size="12pt" fo:font-style="italic" style:font-size-asian="12pt" style:font-style-asian="italic" style:font-size-complex="12pt" style:font-style-complex="italic"/>
    </style:style>
    <style:style style:name="P8" style:family="paragraph" style:parent-style-name="Standard" style:list-style-name="L1">
      <style:text-properties officeooo:rsid="00275a63" officeooo:paragraph-rsid="00275a63"/>
    </style:style>
    <style:style style:name="P9" style:family="paragraph" style:parent-style-name="Standard" style:list-style-name="L1">
      <style:text-properties officeooo:rsid="00275a63" officeooo:paragraph-rsid="0029869a"/>
    </style:style>
    <style:style style:name="P10" style:family="paragraph" style:parent-style-name="Standard" style:list-style-name="L1">
      <style:text-properties officeooo:rsid="00275a63" officeooo:paragraph-rsid="002aa76e"/>
    </style:style>
    <style:style style:name="P11" style:family="paragraph" style:parent-style-name="Standard" style:list-style-name="L1">
      <style:text-properties officeooo:rsid="00275a63" officeooo:paragraph-rsid="002c0c20"/>
    </style:style>
    <style:style style:name="P12" style:family="paragraph" style:parent-style-name="Standard" style:list-style-name="L1">
      <style:text-properties officeooo:rsid="00275a63" officeooo:paragraph-rsid="002d005e"/>
    </style:style>
    <style:style style:name="P13" style:family="paragraph" style:parent-style-name="Standard" style:list-style-name="L1">
      <style:text-properties officeooo:rsid="002aa76e" officeooo:paragraph-rsid="002aa76e"/>
    </style:style>
    <style:style style:name="P14" style:family="paragraph" style:parent-style-name="Standard" style:list-style-name="L1">
      <style:text-properties officeooo:rsid="002aa76e" officeooo:paragraph-rsid="002c0c20"/>
    </style:style>
    <style:style style:name="P15" style:family="paragraph" style:parent-style-name="Standard" style:list-style-name="L1">
      <style:text-properties officeooo:rsid="002aa76e" officeooo:paragraph-rsid="002d005e"/>
    </style:style>
    <style:style style:name="P16" style:family="paragraph" style:parent-style-name="Standard">
      <style:text-properties officeooo:rsid="002aa76e" officeooo:paragraph-rsid="002d005e"/>
    </style:style>
    <style:style style:name="P17" style:family="paragraph" style:parent-style-name="Standard">
      <style:text-properties fo:color="#000000" style:font-name="Liberation Serif" fo:font-size="12pt" fo:font-style="italic" officeooo:rsid="0020e6c2" officeooo:paragraph-rsid="002aa76e" style:font-size-asian="12pt" style:font-style-asian="italic" style:font-size-complex="12pt" style:font-style-complex="italic"/>
    </style:style>
    <style:style style:name="P18" style:family="paragraph" style:parent-style-name="Text_20_body" style:list-style-name="L2"/>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4">
      <style:text-properties officeooo:paragraph-rsid="00355bc5"/>
    </style:style>
    <style:style style:name="P21" style:family="paragraph" style:parent-style-name="Text_20_body" style:list-style-name="L4">
      <style:text-properties officeooo:rsid="00318cad" officeooo:paragraph-rsid="00318cad"/>
    </style:style>
    <style:style style:name="P22" style:family="paragraph" style:parent-style-name="Text_20_body" style:list-style-name="L4">
      <style:text-properties officeooo:rsid="00337e39" officeooo:paragraph-rsid="00337e39"/>
    </style:style>
    <style:style style:name="P23" style:family="paragraph" style:parent-style-name="Text_20_body">
      <style:text-properties officeooo:paragraph-rsid="00337e39"/>
    </style:style>
    <style:style style:name="P24" style:family="paragraph" style:parent-style-name="Text_20_body" style:list-style-name="L1">
      <style:paragraph-properties fo:margin-top="0cm" fo:margin-bottom="0cm" loext:contextual-spacing="false"/>
      <style:text-properties fo:font-style="italic" officeooo:rsid="000fe464" officeooo:paragraph-rsid="000fe464" style:font-style-asian="italic" style:font-style-complex="italic"/>
    </style:style>
    <style:style style:name="P25" style:family="paragraph" style:parent-style-name="Text_20_body" style:list-style-name="L1">
      <style:paragraph-properties fo:margin-top="0cm" fo:margin-bottom="0cm" loext:contextual-spacing="false"/>
      <style:text-properties fo:font-style="italic" officeooo:rsid="000fe464" officeooo:paragraph-rsid="0020214d" style:font-style-asian="italic" style:font-style-complex="italic"/>
    </style:style>
    <style:style style:name="P26" style:family="paragraph" style:parent-style-name="Text_20_body" style:list-style-name="L1">
      <style:paragraph-properties fo:margin-top="0cm" fo:margin-bottom="0cm" loext:contextual-spacing="false"/>
      <style:text-properties fo:font-style="italic" officeooo:rsid="000fe464" officeooo:paragraph-rsid="00201ad8" style:font-style-asian="italic" style:font-style-complex="italic"/>
    </style:style>
    <style:style style:name="P27" style:family="paragraph" style:parent-style-name="Text_20_body" style:list-style-name="L1">
      <style:paragraph-properties fo:margin-top="0cm" fo:margin-bottom="0cm" loext:contextual-spacing="false"/>
      <style:text-properties fo:font-style="italic" officeooo:rsid="000fe464" officeooo:paragraph-rsid="0020e6c2" style:font-style-asian="italic" style:font-style-complex="italic"/>
    </style:style>
    <style:style style:name="P28" style:family="paragraph" style:parent-style-name="Text_20_body" style:list-style-name="L1">
      <style:paragraph-properties fo:margin-top="0cm" fo:margin-bottom="0cm" loext:contextual-spacing="false"/>
      <style:text-properties fo:font-style="italic" officeooo:rsid="00110cf2" officeooo:paragraph-rsid="00110cf2" style:font-style-asian="italic" style:font-style-complex="italic"/>
    </style:style>
    <style:style style:name="P29" style:family="paragraph" style:parent-style-name="Text_20_body" style:list-style-name="L1">
      <style:paragraph-properties fo:margin-top="0cm" fo:margin-bottom="0cm" loext:contextual-spacing="false"/>
      <style:text-properties fo:font-style="italic" officeooo:rsid="001139d3" officeooo:paragraph-rsid="001139d3" style:font-style-asian="italic" style:font-style-complex="italic"/>
    </style:style>
    <style:style style:name="P30" style:family="paragraph" style:parent-style-name="Text_20_body" style:list-style-name="L1">
      <style:paragraph-properties fo:margin-top="0cm" fo:margin-bottom="0cm" loext:contextual-spacing="false"/>
      <style:text-properties fo:font-style="italic" officeooo:rsid="001ba4f0" officeooo:paragraph-rsid="0020214d" style:font-style-asian="italic" style:font-style-complex="italic"/>
    </style:style>
    <style:style style:name="P31" style:family="paragraph" style:parent-style-name="Text_20_body" style:list-style-name="L1">
      <style:paragraph-properties fo:margin-top="0cm" fo:margin-bottom="0cm" loext:contextual-spacing="false"/>
      <style:text-properties fo:font-style="italic" officeooo:rsid="0020214d" officeooo:paragraph-rsid="0020214d" style:font-style-asian="italic" style:font-style-complex="italic"/>
    </style:style>
    <style:style style:name="P32" style:family="paragraph" style:parent-style-name="Text_20_body" style:list-style-name="L1">
      <style:paragraph-properties fo:margin-top="0cm" fo:margin-bottom="0cm" loext:contextual-spacing="false"/>
      <style:text-properties fo:font-style="italic" officeooo:rsid="00143a84" officeooo:paragraph-rsid="00143a84" style:font-style-asian="italic" style:font-style-complex="italic"/>
    </style:style>
    <style:style style:name="P33" style:family="paragraph" style:parent-style-name="Text_20_body" style:list-style-name="L1">
      <style:paragraph-properties fo:margin-top="0cm" fo:margin-bottom="0cm" loext:contextual-spacing="false"/>
      <style:text-properties fo:font-style="italic" officeooo:rsid="00143a84" officeooo:paragraph-rsid="0016c9be" style:font-style-asian="italic" style:font-style-complex="italic"/>
    </style:style>
    <style:style style:name="P34" style:family="paragraph" style:parent-style-name="Text_20_body" style:list-style-name="L1">
      <style:paragraph-properties fo:margin-top="0cm" fo:margin-bottom="0cm" loext:contextual-spacing="false"/>
      <style:text-properties fo:font-style="italic" officeooo:rsid="001d8ffc" officeooo:paragraph-rsid="001beeb1" style:font-style-asian="italic" style:font-style-complex="italic"/>
    </style:style>
    <style:style style:name="P35" style:family="paragraph" style:parent-style-name="Text_20_body" style:list-style-name="L1">
      <style:paragraph-properties fo:margin-top="0cm" fo:margin-bottom="0cm" loext:contextual-spacing="false"/>
      <style:text-properties fo:font-style="italic" officeooo:rsid="001d8ffc" officeooo:paragraph-rsid="001d8ffc" style:font-style-asian="italic" style:font-style-complex="italic"/>
    </style:style>
    <style:style style:name="P36" style:family="paragraph" style:parent-style-name="Text_20_body" style:list-style-name="L1">
      <style:paragraph-properties fo:margin-top="0cm" fo:margin-bottom="0cm" loext:contextual-spacing="false"/>
      <style:text-properties fo:font-style="italic" officeooo:rsid="00201ad8" officeooo:paragraph-rsid="00201ad8" style:font-style-asian="italic" style:font-style-complex="italic"/>
    </style:style>
    <style:style style:name="P37" style:family="paragraph" style:parent-style-name="Text_20_body" style:list-style-name="L1">
      <style:paragraph-properties fo:margin-top="0cm" fo:margin-bottom="0cm" loext:contextual-spacing="false"/>
      <style:text-properties fo:font-style="italic" officeooo:rsid="00201ad8" officeooo:paragraph-rsid="0020e6c2" style:font-style-asian="italic" style:font-style-complex="italic"/>
    </style:style>
    <style:style style:name="P38" style:family="paragraph" style:parent-style-name="Text_20_body" style:list-style-name="L1">
      <style:paragraph-properties fo:margin-top="0cm" fo:margin-bottom="0cm" loext:contextual-spacing="false"/>
      <style:text-properties fo:font-style="italic" officeooo:rsid="00201ad8" officeooo:paragraph-rsid="00238007" style:font-style-asian="italic" style:font-style-complex="italic"/>
    </style:style>
    <style:style style:name="P39" style:family="paragraph" style:parent-style-name="Text_20_body" style:list-style-name="L1">
      <style:paragraph-properties fo:margin-top="0cm" fo:margin-bottom="0cm" loext:contextual-spacing="false"/>
      <style:text-properties fo:font-style="italic" officeooo:rsid="0020e6c2" officeooo:paragraph-rsid="0020e6c2" style:font-style-asian="italic" style:font-style-complex="italic"/>
    </style:style>
    <style:style style:name="P40" style:family="paragraph" style:parent-style-name="Text_20_body" style:list-style-name="L1">
      <style:paragraph-properties fo:margin-top="0cm" fo:margin-bottom="0cm" loext:contextual-spacing="false"/>
      <style:text-properties fo:font-style="italic" officeooo:rsid="0021c3f4" officeooo:paragraph-rsid="0021c3f4" style:font-style-asian="italic" style:font-style-complex="italic"/>
    </style:style>
    <style:style style:name="P41" style:family="paragraph" style:parent-style-name="Text_20_body" style:list-style-name="L1">
      <style:paragraph-properties fo:margin-top="0cm" fo:margin-bottom="0cm" loext:contextual-spacing="false"/>
      <style:text-properties officeooo:rsid="00110cf2" officeooo:paragraph-rsid="001139d3"/>
    </style:style>
    <style:style style:name="P42" style:family="paragraph" style:parent-style-name="Text_20_body" style:list-style-name="L1">
      <style:paragraph-properties fo:margin-top="0cm" fo:margin-bottom="0cm" loext:contextual-spacing="false"/>
      <style:text-properties officeooo:rsid="00110cf2" officeooo:paragraph-rsid="0012b000"/>
    </style:style>
    <style:style style:name="P43" style:family="paragraph" style:parent-style-name="Text_20_body" style:list-style-name="L1">
      <style:paragraph-properties fo:margin-top="0cm" fo:margin-bottom="0cm" loext:contextual-spacing="false"/>
      <style:text-properties officeooo:rsid="00110cf2" officeooo:paragraph-rsid="0016c9be"/>
    </style:style>
    <style:style style:name="P44" style:family="paragraph" style:parent-style-name="Text_20_body" style:list-style-name="L1">
      <style:paragraph-properties fo:margin-top="0cm" fo:margin-bottom="0cm" loext:contextual-spacing="false"/>
      <style:text-properties officeooo:rsid="00110cf2" officeooo:paragraph-rsid="001d8ffc"/>
    </style:style>
    <style:style style:name="P45" style:family="paragraph" style:parent-style-name="Text_20_body" style:list-style-name="L1">
      <style:paragraph-properties fo:margin-top="0cm" fo:margin-bottom="0cm" loext:contextual-spacing="false"/>
      <style:text-properties officeooo:rsid="001beeb1" officeooo:paragraph-rsid="001beeb1"/>
    </style:style>
    <style:style style:name="P46" style:family="paragraph" style:parent-style-name="Text_20_body" style:list-style-name="L1">
      <style:paragraph-properties fo:margin-top="0cm" fo:margin-bottom="0cm" loext:contextual-spacing="false"/>
      <style:text-properties officeooo:rsid="001d8ffc" officeooo:paragraph-rsid="001d8ffc"/>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1">
      <style:paragraph-properties fo:margin-top="0cm" fo:margin-bottom="0cm" loext:contextual-spacing="false"/>
      <style:text-properties officeooo:paragraph-rsid="001d8ffc"/>
    </style:style>
    <style:style style:name="P49" style:family="paragraph" style:parent-style-name="Text_20_body" style:list-style-name="L1">
      <style:paragraph-properties fo:margin-top="0cm" fo:margin-bottom="0cm" loext:contextual-spacing="false"/>
      <style:text-properties style:font-name="Liberation Serif" fo:font-size="12pt" fo:font-style="italic" officeooo:rsid="000fe464" officeooo:paragraph-rsid="0021c3f4" style:font-size-asian="12pt" style:font-style-asian="italic" style:font-size-complex="12pt" style:font-style-complex="italic"/>
    </style:style>
    <style:style style:name="P50" style:family="paragraph" style:parent-style-name="Text_20_body" style:list-style-name="L1">
      <style:paragraph-properties fo:margin-top="0cm" fo:margin-bottom="0cm" loext:contextual-spacing="false"/>
      <style:text-properties fo:color="#000000" style:font-name="Liberation Serif" fo:font-size="12pt" fo:font-style="italic" officeooo:rsid="000fe464" officeooo:paragraph-rsid="00238007" style:font-size-asian="12pt" style:font-style-asian="italic" style:font-size-complex="12pt" style:font-style-complex="italic"/>
    </style:style>
    <style:style style:name="P51" style:family="paragraph" style:parent-style-name="Heading_20_3">
      <style:text-properties officeooo:paragraph-rsid="00318cad"/>
    </style:style>
    <style:style style:name="T1" style:family="text">
      <style:text-properties officeooo:rsid="000fe464"/>
    </style:style>
    <style:style style:name="T2" style:family="text">
      <style:text-properties officeooo:rsid="00110cf2"/>
    </style:style>
    <style:style style:name="T3" style:family="text">
      <style:text-properties fo:font-style="italic" style:font-style-asian="italic" style:font-style-complex="italic"/>
    </style:style>
    <style:style style:name="T4" style:family="text">
      <style:text-properties fo:font-style="italic" officeooo:rsid="001139d3" style:font-style-asian="italic" style:font-style-complex="italic"/>
    </style:style>
    <style:style style:name="T5" style:family="text">
      <style:text-properties fo:font-style="italic" officeooo:rsid="0012b000" style:font-style-asian="italic" style:font-style-complex="italic"/>
    </style:style>
    <style:style style:name="T6" style:family="text">
      <style:text-properties fo:font-style="italic" officeooo:rsid="0016c9be" style:font-style-asian="italic" style:font-style-complex="italic"/>
    </style:style>
    <style:style style:name="T7" style:family="text">
      <style:text-properties fo:font-style="italic" officeooo:rsid="0019a22f" style:font-style-asian="italic" style:font-style-complex="italic"/>
    </style:style>
    <style:style style:name="T8" style:family="text">
      <style:text-properties fo:font-style="italic" officeooo:rsid="001caf4b" style:font-style-asian="italic" style:font-style-complex="italic"/>
    </style:style>
    <style:style style:name="T9" style:family="text">
      <style:text-properties fo:font-style="italic" officeooo:rsid="001beeb1" style:font-style-asian="italic" style:font-style-complex="italic"/>
    </style:style>
    <style:style style:name="T10" style:family="text">
      <style:text-properties fo:font-style="italic" fo:font-weight="normal" officeooo:rsid="001d8ffc" style:font-style-asian="italic" style:font-weight-asian="normal" style:font-style-complex="italic" style:font-weight-complex="normal"/>
    </style:style>
    <style:style style:name="T11" style:family="text">
      <style:text-properties officeooo:rsid="00148084"/>
    </style:style>
    <style:style style:name="T12" style:family="text">
      <style:text-properties officeooo:rsid="00181aa6"/>
    </style:style>
    <style:style style:name="T13" style:family="text">
      <style:text-properties officeooo:rsid="001b1b41"/>
    </style:style>
    <style:style style:name="T14" style:family="text">
      <style:text-properties officeooo:rsid="001d8ffc"/>
    </style:style>
    <style:style style:name="T15" style:family="text">
      <style:text-properties officeooo:rsid="0020214d"/>
    </style:style>
    <style:style style:name="T16" style:family="text">
      <style:text-properties officeooo:rsid="0020e6c2"/>
    </style:style>
    <style:style style:name="T17" style:family="text">
      <style:text-properties officeooo:rsid="002365ee"/>
    </style:style>
    <style:style style:name="T18" style:family="text">
      <style:text-properties officeooo:rsid="00275a63"/>
    </style:style>
    <style:style style:name="T19" style:family="text">
      <style:text-properties officeooo:rsid="0029869a"/>
    </style:style>
    <style:style style:name="T20" style:family="text">
      <style:text-properties fo:color="#000000" style:font-name="Liberation Serif" fo:font-size="12pt" fo:font-style="italic" officeooo:rsid="0020e6c2" style:font-size-asian="12pt" style:font-style-asian="italic" style:font-size-complex="12pt" style:font-style-complex="italic"/>
    </style:style>
    <style:style style:name="T21" style:family="text">
      <style:text-properties officeooo:rsid="002c0c20"/>
    </style:style>
    <style:style style:name="T22" style:family="text">
      <style:text-properties officeooo:rsid="002d005e"/>
    </style:style>
    <style:style style:name="T23" style:family="text">
      <style:text-properties officeooo:rsid="0033f4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safio 03. Continuando aplicação</text:h>
      <text:p text:style-name="Text_20_body">Durante esse desafio vamos aprimorar a aplicação Meetapp que demos início no desafio anterior implementando funcionalidades que aprendemos durante as aulas até agora.</text:p>
      <text:h text:style-name="Heading_20_2" text:outline-level="2"><text:bookmark text:name="user-content-funcionalidades"/>Funcionalidades</text:h>
      <text:p text:style-name="Text_20_body">Abaixo estão descritas as funcionalidades que você deve adicionar em sua aplicação.</text:p>
      <text:h text:style-name="Heading_20_3" text:outline-level="3"><text:bookmark text:name="user-content-gerenciamento-de-arquivos"/>Gerenciamento de arquivos</text:h>
      <text:p text:style-name="Text_20_body"><text:span text:style-name="T1">1- </text:span>Crie uma rota para upload de arquivos que cadastra em uma tabela o caminho e nome do arquivo e retorna todos dados do arquivo cadastrado.</text:p>
      <text:list xml:id="list607110332" text:style-name="L1">
        <text:list-item>
          <text:p text:style-name="P24"><text:span text:style-name="T2">C</text:span>ria a migration para nova tabela</text:p>
          <text:list>
            <text:list-item>
              <text:p text:style-name="P24">yarn sequelize migration:create –name=create-files</text:p>
            </text:list-item>
          </text:list>
        </text:list-item>
        <text:list-item>
          <text:p text:style-name="P28">Editar o arquivo criado na pasta migrations</text:p>
          <text:list>
            <text:list-item>
              <text:p text:style-name="P28">name – armazena o nome original do arquivo</text:p>
            </text:list-item>
            <text:list-item>
              <text:p text:style-name="P28">path – armazena o novo nome gerado pelo sistema</text:p>
            </text:list-item>
          </text:list>
        </text:list-item>
        <text:list-item>
          <text:p text:style-name="P28">Cria a tabela no banco de dados</text:p>
          <text:list>
            <text:list-item>
              <text:p text:style-name="P28">yarn sequelize db:migrate</text:p>
            </text:list-item>
          </text:list>
        </text:list-item>
        <text:list-item>
          <text:p text:style-name="P41"><text:span text:style-name="T3">Cria </text:span><text:span text:style-name="T4">estrutura de pasta para armazenar os arquivos</text:span></text:p>
          <text:list>
            <text:list-item>
              <text:p text:style-name="P29">/tmp/uploads</text:p>
            </text:list-item>
          </text:list>
        </text:list-item>
        <text:list-item>
          <text:p text:style-name="P30">Instalar o middleware ‘multer’ para manipulação do multipart/form-data para envio de arquivo.</text:p>
          <text:list>
            <text:list-header>
              <text:p text:style-name="P25">yarn <text:span text:style-name="T13">add multer</text:span></text:p>
            </text:list-header>
          </text:list>
        </text:list-item>
        <text:list-item>
          <text:p text:style-name="P31">Criar um arquivo de configuração do multer</text:p>
          <text:list>
            <text:list-item>
              <text:p text:style-name="P25">/<text:span text:style-name="T15">src/config/multer.js</text:span></text:p>
            </text:list-item>
          </text:list>
        </text:list-item>
        <text:list-item>
          <text:p text:style-name="P42"><text:span text:style-name="T3">Cria</text:span><text:span text:style-name="T5">r</text:span><text:span text:style-name="T3"> </text:span><text:span text:style-name="T5">o</text:span><text:span text:style-name="T3"> </text:span><text:span text:style-name="T5">model para acesso a tabela files</text:span></text:p>
          <text:list>
            <text:list-item>
              <text:p text:style-name="P32"><text:span text:style-name="T14">src/</text:span>app/models/<text:span text:style-name="T11">Files.js</text:span></text:p>
            </text:list-item>
          </text:list>
        </text:list-item>
        <text:list-item>
          <text:p text:style-name="P45"><text:span text:style-name="T5">C</text:span><text:span text:style-name="T3">onfigurar o arquivo index.js, adicina</text:span><text:span text:style-name="T8">n</text:span><text:span text:style-name="T3">do o model File.js para acesso à tabela file</text:span></text:p>
          <text:list>
            <text:list-item>
              <text:p text:style-name="P34">src/database/index.js</text:p>
            </text:list-item>
          </text:list>
        </text:list-item>
        <text:list-item>
          <text:p text:style-name="P43"><text:span text:style-name="T3">Cria</text:span><text:span text:style-name="T5">r</text:span><text:span text:style-name="T3"> </text:span><text:span text:style-name="T6">um Controller para cuida dos eventos do envio do arquivo.</text:span></text:p>
          <text:list>
            <text:list-item>
              <text:p text:style-name="P33"><text:span text:style-name="T14">src/</text:span>app/<text:span text:style-name="T12">controlles/FileController.js</text:span></text:p>
            </text:list-item>
          </text:list>
        </text:list-item>
        <text:list-item>
          <text:p text:style-name="P35">Configurar o routes.js</text:p>
          <text:list>
            <text:list-item>
              <text:p text:style-name="P44"><text:span text:style-name="T3">Cria</text:span><text:span text:style-name="T5">r</text:span><text:span text:style-name="T3"> </text:span><text:span text:style-name="T6">um</text:span><text:span text:style-name="T7">a rota do tipo ‘post’ no arquivo routes.js para envio do arquivo com o método ‘store’ criado no FileController.js</text:span></text:p>
            </text:list-item>
            <text:list-item>
              <text:p text:style-name="P46"><text:span text:style-name="T7">i</text:span><text:span text:style-name="T3">mportar o multer</text:span></text:p>
            </text:list-item>
            <text:list-item>
              <text:p text:style-name="P35">importar o arquivo de configuração ‘./config/multer’</text:p>
            </text:list-item>
            <text:list-item>
              <text:p text:style-name="P48"><text:span text:style-name="T7">criar o middleware de uplo</text:span><text:span text:style-name="T6">a</text:span><text:span text:style-name="T9">d</text:span><text:span text:style-name="T10"> → <text:s/>const upload = multer(multerConfig);</text:span></text:p>
            </text:list-item>
            <text:list-item>
              <text:p text:style-name="P35">adicinar na rota nessa rota esse middleware → <text:s/>upload.single(file) </text:p>
            </text:list-item>
          </text:list>
          <text:p text:style-name="P47"/>
        </text:list-item>
      </text:list>
      <text:p text:style-name="P2"/>
      <text:h text:style-name="Heading_20_3" text:outline-level="3"><text:bookmark text:name="user-content-gerenciamento-de-meetups"/><text:soft-page-break/>Gerenciamento de meetups</text:h>
      <text:p text:style-name="Text_20_body">O usuário pode cadastrar meetups na plataforma com título do meetup, descrição, localização, data e hora e imagem (banner). Todos campos são obrigatórios. Adicione também um campo user_id que armazena o ID do usuário que organiza o evento.</text:p>
      <text:list xml:id="list153803738558227" text:continue-numbering="true" text:style-name="L1">
        <text:list-item>
          <text:p text:style-name="P36">Criar um migrations para criação da cretabela meetups e criar os campos necessários.</text:p>
          <text:list>
            <text:list-item>
              <text:p text:style-name="P26">yarn sequelize migration:create –name=create-meeups</text:p>
            </text:list-item>
            <text:list-item>
              <text:p text:style-name="P39">yarn sequelize db:migrate</text:p>
            </text:list-item>
          </text:list>
        </text:list-item>
        <text:list-item>
          <text:p text:style-name="P37">Criar um model para acesso a tabela meetups</text:p>
          <text:list>
            <text:list-item>
              <text:p text:style-name="P27">/<text:span text:style-name="T16">scr/app/models/Meetups.js</text:span></text:p>
            </text:list-item>
          </text:list>
        </text:list-item>
        <text:list-item>
          <text:p text:style-name="P40">Adicionar o Model no index.js para acesso <text:span text:style-name="T17">aos campos da</text:span> tabela <text:span text:style-name="T17">Meetups</text:span></text:p>
          <text:list>
            <text:list-item>
              <text:p text:style-name="P49">/<text:span text:style-name="T16">scr/database/index.js</text:span></text:p>
            </text:list-item>
            <text:list-item>
              <text:p text:style-name="P7">import Meetups from '../app/models/Meetups';</text:p>
            </text:list-item>
            <text:list-item>
              <text:p text:style-name="P7">const models = [User, File, Meetups];</text:p>
            </text:list-item>
          </text:list>
        </text:list-item>
        <text:list-item>
          <text:p text:style-name="P38">Criar um controller para o Meetups</text:p>
          <text:list>
            <text:list-item>
              <text:p text:style-name="P50">/<text:span text:style-name="T16">scr/app/controllers/MeetupsController.js</text:span></text:p>
            </text:list-item>
          </text:list>
        </text:list-item>
        <text:list-item>
          <text:p text:style-name="P38">Criar a rota para acesso à api</text:p>
        </text:list-item>
      </text:list>
      <text:p text:style-name="P3"/>
      <text:p text:style-name="Text_20_body">Não deve ser possível cadastrar meetups com datas que já passaram.</text:p>
      <text:list xml:id="list153804164012361" text:continue-numbering="true" text:style-name="L1">
        <text:list-item>
          <text:p text:style-name="P8">Só permite cadastro de meetup com data mínima atual.</text:p>
          <text:list>
            <text:list-item>
              <text:p text:style-name="P9">/<text:span text:style-name="T19">src/app/controller/</text:span><text:span text:style-name="T20">MeetupsController.js</text:span></text:p>
            </text:list-item>
            <text:list-item>
              <text:p text:style-name="P6">data: Yup.date(<text:span text:style-name="T18">)</text:span>.min(new Date()..required(),</text:p>
            </text:list-item>
          </text:list>
        </text:list-item>
      </text:list>
      <text:p text:style-name="P4"/>
      <text:p text:style-name="Text_20_body">O usuário também deve poder editar todos dados de meetups que ainda não aconteceram e que ele é organizador.</text:p>
      <text:list xml:id="list153802449516006" text:continue-numbering="true" text:style-name="L1">
        <text:list-item>
          <text:p text:style-name="P13">Criar um método update.</text:p>
          <text:list>
            <text:list-item>
              <text:p text:style-name="P10">/<text:span text:style-name="T19">src/app/controller/</text:span><text:span text:style-name="T20">MeetupsController.js</text:span></text:p>
            </text:list-item>
            <text:list-item>
              <text:p text:style-name="P13">Criar uma rota para o update</text:p>
            </text:list-item>
          </text:list>
        </text:list-item>
      </text:list>
      <text:p text:style-name="P17"/>
      <text:p text:style-name="Text_20_body">Crie uma rota para listar os meetups que são organizados pelo usuário logado.</text:p>
      <text:list xml:id="list153804452043084" text:continue-numbering="true" text:style-name="L1">
        <text:list-item>
          <text:p text:style-name="P14">Criar um método <text:span text:style-name="T21">index</text:span>.</text:p>
          <text:list>
            <text:list-item>
              <text:p text:style-name="P11">/<text:span text:style-name="T19">src/app/controller/</text:span><text:span text:style-name="T20">MeetupsController.js</text:span></text:p>
            </text:list-item>
            <text:list-item>
              <text:p text:style-name="P14">Criar uma rota para o <text:span text:style-name="T21">index</text:span></text:p>
            </text:list-item>
          </text:list>
        </text:list-item>
      </text:list>
      <text:p text:style-name="P5"/>
      <text:p text:style-name="Text_20_body">O usuário deve poder cancelar meetups organizados por ele e que ainda não aconteceram. O cancelamento deve deletar o meetup da base de dados.</text:p>
      <text:list xml:id="list153803729809325" text:continue-numbering="true" text:style-name="L1">
        <text:list-item>
          <text:p text:style-name="P15">Criar um método <text:span text:style-name="T22">delete</text:span></text:p>
          <text:list>
            <text:list-item>
              <text:p text:style-name="P12">/<text:span text:style-name="T19">src/app/controller/</text:span><text:span text:style-name="T20">MeetupsController.js</text:span></text:p>
            </text:list-item>
            <text:list-item>
              <text:p text:style-name="P15">Criar uma rota para o <text:span text:style-name="T22">delete</text:span></text:p>
            </text:list-item>
          </text:list>
        </text:list-item>
      </text:list>
      <text:p text:style-name="P16"/>
      <text:p text:style-name="P16"/>
      <text:h text:style-name="Heading_20_3" text:outline-level="3"><text:bookmark text:name="user-content-inscrição-no-meetup"/><text:soft-page-break/>Inscrição no meetup</text:h>
      <text:list xml:id="list1493153971" text:style-name="L2">
        <text:list-item>
          <text:p text:style-name="P19">O usuário deve poder se inscrever em meetups que não organiza.</text:p>
          <text:list>
            <text:list-item>
              <text:p text:style-name="P18">O usuário não pode se inscrever em meetups que já aconteceram.</text:p>
            </text:list-item>
            <text:list-item>
              <text:p text:style-name="P18">O usuário não pode se inscrever no mesmo meetup duas vezes.</text:p>
            </text:list-item>
            <text:list-item>
              <text:p text:style-name="P18">O usuário não pode se increver em dois meetups que acontecem no mesmo horário.</text:p>
            </text:list-item>
          </text:list>
        </text:list-item>
      </text:list>
      <text:p text:style-name="Text_20_body"><text:tab/></text:p>
      <text:p text:style-name="Text_20_body">Sempre que um usuário se inscrever no meetup, envie um e-mail ao organizador contendo os dados relacionados ao usuário inscrito. O template do e-mail fica por sua conta :)</text:p>
      <text:p text:style-name="P23"/>
      <text:h text:style-name="P51" text:outline-level="3"><text:bookmark text:name="user-content-listagem-de-meetups"/>Listagem de meetups</text:h>
      <text:p text:style-name="Text_20_body">Crie uma rota para listar os meetups com filtro por data (não por hora), os resultados dessa listagem devem vir paginados em 10 itens por página. Abaixo tem um exemplo de chamada para a rota de listagem dos meetups:</text:p>
      <text:p text:style-name="P1"><text:span text:style-name="Source_20_Text">http://localhost:3333/meetups?date=2019-07-01&amp;page=2</text:span></text:p>
      <text:p text:style-name="Text_20_body">Nesse exemplo, listaremos a página 2 dos meetups que acontecerão no dia 01 de Julho.</text:p>
      <text:p text:style-name="Text_20_body">Nessa listagem retorne também os dados do organizador.</text:p>
      <text:h text:style-name="Heading_20_3" text:outline-level="3"><text:bookmark text:name="user-content-listagem-de-inscrições"/>Listagem de inscrições</text:h>
      <text:p text:style-name="Text_20_body">Crie uma rota para listar os meetups em que o usuário logado está inscrito.</text:p>
      <text:p text:style-name="Text_20_body">Liste apenas meetups que ainda não passaram e ordene meetups mais próximos como primeiros da lis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14:11:46.469398673</meta:creation-date>
    <dc:date>2019-07-15T15:38:02.301575025</dc:date>
    <meta:editing-duration>PT13H7M13S</meta:editing-duration>
    <meta:editing-cycles>21</meta:editing-cycles>
    <meta:generator>LibreOffice/6.2.4.2$Linux_X86_64 LibreOffice_project/20$Build-2</meta:generator>
    <meta:document-statistic meta:table-count="0" meta:image-count="0" meta:object-count="0" meta:page-count="3" meta:paragraph-count="77" meta:word-count="681" meta:character-count="4273" meta:non-whitespace-character-count="3715"/>
  </office:meta>
</office:document-meta>
</file>